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  <style:style style:name="P6" style:family="paragraph" style:parent-style-name="Table_20_Contents">
      <style:text-properties officeooo:rsid="0021573c" officeooo:paragraph-rsid="0021573c"/>
    </style:style>
    <style:style style:name="P7" style:family="paragraph" style:parent-style-name="Table_20_Contents">
      <style:text-properties officeooo:rsid="0021573c" officeooo:paragraph-rsid="00230254"/>
    </style:style>
    <style:style style:name="P8" style:family="paragraph" style:parent-style-name="Table_20_Contents">
      <style:text-properties officeooo:rsid="002591a9" officeooo:paragraph-rsid="002591a9"/>
    </style:style>
    <style:style style:name="P9" style:family="paragraph" style:parent-style-name="Table_20_Contents">
      <style:text-properties officeooo:rsid="0026f622" officeooo:paragraph-rsid="0026f622"/>
    </style:style>
    <style:style style:name="T1" style:family="text">
      <style:text-properties officeooo:rsid="00230254"/>
    </style:style>
    <style:style style:name="T2" style:family="text">
      <style:text-properties officeooo:rsid="00238740"/>
    </style:style>
    <style:style style:name="T3" style:family="text">
      <style:text-properties officeooo:rsid="002591a9"/>
    </style:style>
    <style:style style:name="T4" style:family="text">
      <style:text-properties officeooo:rsid="0026f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<text:span text:style-name="T4">Editar</text:span> Poema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9">Editor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<text:span text:style-name="T4">editar un borrador de un poema</text:span>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5">--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P8">Trabajar Poemas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P8">Usuario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P6">1. El <text:span text:style-name="T3">actor e</text:span><text:span text:style-name="T4">dita</text:span><text:span text:style-name="T3"> poema.</text:span></text:p>
            <text:p text:style-name="P8">2. El actor <text:span text:style-name="T4">guarda el borrador</text:span>.</text:p>
          </table:table-cell>
          <table:table-cell table:style-name="Tabla1.B2" office:value-type="string">
            <text:p text:style-name="P6"><text:span text:style-name="T3">3</text:span>.<text:span text:style-name="T3">El sistema almacena </text:span><text:span text:style-name="T4">el borrador</text:span><text:span text:style-name="T3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3T20:14:10.966000000</dc:date>
    <meta:editing-duration>PT2H35M</meta:editing-duration>
    <meta:editing-cycles>6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2" meta:word-count="56" meta:character-count="333" meta:non-whitespace-character-count="299"/>
  </office:meta>
</office:document-meta>
</file>